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831e" officeooo:paragraph-rsid="0005831e"/>
    </style:style>
    <style:style style:name="P2" style:family="paragraph" style:parent-style-name="Standard">
      <style:text-properties officeooo:paragraph-rsid="0005831e"/>
    </style:style>
    <style:style style:name="T1" style:family="text">
      <style:text-properties officeooo:rsid="0005831e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16pt" fo:font-style="italic" officeooo:rsid="0005831e" style:font-size-asian="16pt" style:font-style-asian="italic" style:font-size-complex="16pt" style:font-style-complex="italic"/>
    </style:style>
    <style:style style:name="T4" style:family="text">
      <style:text-properties officeooo:rsid="000b83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7"/><text:span text:style-name="T2"><text:s/></text:span><text:span text:style-name="T3">DecisionTree Regression</text:span></text:p>
      <text:p text:style-name="Standard"><text:span text:style-name="T3"/></text:p>
      <text:p text:style-name="Standard"><text:span text:style-name="T3"/></text:p>
      <text:p text:style-name="P2">1. I created the file in jupyter notebook. And the file name is “prediction.ipynb” and code</text:p>
      <text:p text:style-name="P2">executed under linux system(ubuntu).</text:p>
      <text:p text:style-name="P2"/>
      <text:p text:style-name="P2">2. The library i used</text:p>
      <text:p text:style-name="P2">a. numpy,</text:p>
      <text:p text:style-name="P2">b. pandas,</text:p>
      <text:p text:style-name="P2">c. matplotlib,</text:p>
      <text:p text:style-name="P2">f. sklearn</text:p>
      <text:p text:style-name="P2"/>
      <text:p text:style-name="P2">3. I used python3 in jupyter notebook.</text:p>
      <text:p text:style-name="P2"/>
      <text:p text:style-name="P2">4. Running instruction.</text:p>
      <text:p text:style-name="P2">a. All the library should be preinstalled which i used.</text:p>
      <text:p text:style-name="P2">b. Keep the file “<text:span text:style-name="T4">decisiontree_Regression</text:span>.ipynb” and “<text:span text:style-name="T1">petrol_consumption</text:span>.csv” at same place.</text:p>
      <text:p text:style-name="P2">c. Open jupyter notebook by writing “jupyter notebook” on terminal.</text:p>
      <text:p text:style-name="P2">d. It is better to keep both file in home director.</text:p>
      <text:p text:style-name="P2"/>
      <text:p text:style-name="P2"><text:span text:style-name="T1">5</text:span>. I used scikit learn to train our model “<text:span text:style-name="T4">DecisionTreeRegresor</text:span>”.</text:p>
      <text:p text:style-name="P1"/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2:44:46.720505414</meta:creation-date>
    <dc:date>2018-09-09T12:51:01.573135078</dc:date>
    <meta:editing-duration>PT6M23S</meta:editing-duration>
    <meta:editing-cycles>1</meta:editing-cycles>
    <meta:document-statistic meta:table-count="0" meta:image-count="0" meta:object-count="0" meta:page-count="1" meta:paragraph-count="15" meta:word-count="96" meta:character-count="653" meta:non-whitespace-character-count="524"/>
    <meta:generator>LibreOffice/6.0.3.2$Linux_X86_64 LibreOffice_project/00m0$Build-2</meta:generator>
  </office:meta>
</office:document-meta>
</file>